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D0000033178E3C22D82B63679.png" manifest:media-type="image/png"/>
  <manifest:file-entry manifest:full-path="Pictures/10000001000007D00000058F0A8BAA99C0C9E7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bcff" officeooo:paragraph-rsid="001abcff"/>
    </style:style>
    <style:style style:name="P2" style:family="paragraph" style:parent-style-name="Standard">
      <style:paragraph-properties fo:break-before="page"/>
      <style:text-properties officeooo:rsid="001abcff" officeooo:paragraph-rsid="001abc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char" svg:width="17cm" svg:height="15.014cm" draw:z-index="0"><draw:image xlink:href="Pictures/100000000000039D0000033178E3C22D82B63679.png" xlink:type="simple" xlink:show="embed" xlink:actuate="onLoad" draw:mime-type="image/png"/></draw:frame></text:p>
      <text:p text:style-name="P1"/>
      <text:p text:style-name="P2"><draw:frame draw:style-name="fr1" draw:name="Bild2" text:anchor-type="char" svg:width="17cm" svg:height="12.095cm" draw:z-index="1"><draw:image xlink:href="Pictures/10000001000007D00000058F0A8BAA99C0C9E7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2:42:00.845000000</meta:creation-date>
    <meta:print-date>2022-04-04T02:43:20.896000000</meta:print-date>
    <dc:date>2022-04-04T06:22:47.754000000</dc:date>
    <meta:editing-duration>PT3H30M36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2.2.2$Windows_X86_64 LibreOffice_project/02b2acce88a210515b4a5bb2e46cbfb63fe97d56</meta:generator>
  </office:meta>
</office:document-meta>
</file>